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168.24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136.86pt"/>
    </style:style>
    <style:style style:name="co7" style:family="table-column">
      <style:table-column-properties fo:break-before="auto" style:column-width="221.56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9.8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8" style:family="table-cell" style:parent-style-name="Default" style:data-style-name="N104">
      <style:table-cell-properties style:rotation-align="none"/>
    </style:style>
    <style:style style:name="ce9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Rover V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5"/>
        <table:table-column table:style-name="co9" table:default-cell-style-name="ce9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cMaster Carr PN</text:p>
          </table:table-cell>
          <table:table-cell table:style-name="ce1" office:value-type="string" calcext:value-type="string">
            <text:p>Amazon PN</text:p>
          </table:table-cell>
          <table:table-cell table:style-name="ce1" office:value-type="string" calcext:value-type="string">
            <text:p>Digikey P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table:number-columns-repeated="101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 Nano</text:p>
          </table:table-cell>
          <table:table-cell/>
          <table:table-cell office:value-type="string" calcext:value-type="string">
            <text:p>B07GPPK4DK</text:p>
          </table:table-cell>
          <table:table-cell/>
          <table:table-cell table:style-name="Default" office:value-type="string" calcext:value-type="string">
            <text:p><text:a xlink:href="https://amzn.com/B07GPPK4DK" xlink:type="simple">https://amzn.com/B07GPPK4DK</text:a></text:p>
          </table:table-cell>
          <table:table-cell office:value-type="string" calcext:value-type="string">
            <text:p>$3.80</text:p>
          </table:table-cell>
          <table:table-cell table:formula="of:=SUM([.B2]*[.I2])" office:value-type="currency" office:currency="USD" office:value="3.8" calcext:value-type="currency">
            <text:p>$3.80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 Clip, Keystone 54</text:p>
          </table:table-cell>
          <table:table-cell table:number-columns-repeated="2"/>
          <table:table-cell office:value-type="string" calcext:value-type="string">
            <text:p>36-54-ND</text:p>
          </table:table-cell>
          <table:table-cell office:value-type="string" calcext:value-type="string">
            <text:p><text:a xlink:href="https://www.digikey.com/short/p9dctd" xlink:type="simple">https://www.digikey.com/short/p9dctd</text:a></text:p>
          </table:table-cell>
          <table:table-cell office:value-type="string" calcext:value-type="string">
            <text:p>$0.57</text:p>
          </table:table-cell>
          <table:table-cell table:formula="of:=SUM([.B3]*[.I3])" office:value-type="currency" office:currency="USD" office:value="1.14" calcext:value-type="currency">
            <text:p>$1.14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 Capacitor</text:p>
          </table:table-cell>
          <table:table-cell table:number-columns-repeated="2"/>
          <table:table-cell office:value-type="string" calcext:value-type="string">
            <text:p>445-8396-ND</text:p>
          </table:table-cell>
          <table:table-cell office:value-type="string" calcext:value-type="string">
            <text:p><text:a xlink:href="https://www.digikey.com/short/p9dc35" xlink:type="simple">https://www.digikey.com/short/p9dc35</text:a></text:p>
          </table:table-cell>
          <table:table-cell office:value-type="string" calcext:value-type="string">
            <text:p>$0.40</text:p>
          </table:table-cell>
          <table:table-cell table:formula="of:=SUM([.B4]*[.I4])" office:value-type="currency" office:currency="USD" office:value="0.4" calcext:value-type="currency">
            <text:p>$0.40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C5SMF-RJF-CT0W0BB1-ND</text:p>
          </table:table-cell>
          <table:table-cell office:value-type="string" calcext:value-type="string">
            <text:p><text:a xlink:href="https://www.digikey.com/short/p9dc3v" xlink:type="simple">https://www.digikey.com/short/p9dc3v</text:a></text:p>
          </table:table-cell>
          <table:table-cell office:value-type="string" calcext:value-type="string">
            <text:p>$0.14</text:p>
          </table:table-cell>
          <table:table-cell table:formula="of:=SUM([.B5]*[.I5])" office:value-type="currency" office:currency="USD" office:value="0.14" calcext:value-type="currency">
            <text:p>$0.14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GB LED</text:p>
          </table:table-cell>
          <table:table-cell/>
          <table:table-cell office:value-type="string" calcext:value-type="string">
            <text:p>B01C19ENG4</text:p>
          </table:table-cell>
          <table:table-cell/>
          <table:table-cell office:value-type="string" calcext:value-type="string">
            <text:p><text:a xlink:href="https://amzn.com/B01C19ENG4" xlink:type="simple">https://amzn.com/B01C19ENG4</text:a></text:p>
          </table:table-cell>
          <table:table-cell office:value-type="string" calcext:value-type="string">
            <text:p>$0.0698</text:p>
          </table:table-cell>
          <table:table-cell table:formula="of:=SUM([.B6]*[.I6])" office:value-type="currency" office:currency="USD" office:value="0.0698" calcext:value-type="currency">
            <text:p>$0.07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, M2</text:p>
          </table:table-cell>
          <table:table-cell office:value-type="string" calcext:value-type="string">
            <text:p>Arduino DC Gearbox Motor</text:p>
          </table:table-cell>
          <table:table-cell/>
          <table:table-cell office:value-type="string" calcext:value-type="string">
            <text:p>B07DQGX369</text:p>
          </table:table-cell>
          <table:table-cell/>
          <table:table-cell office:value-type="string" calcext:value-type="string">
            <text:p><text:a xlink:href="https://amzn.com/B07DQGX369" xlink:type="simple">https://amzn.com/B07DQGX369</text:a></text:p>
          </table:table-cell>
          <table:table-cell office:value-type="string" calcext:value-type="string">
            <text:p>$3.75</text:p>
          </table:table-cell>
          <table:table-cell table:formula="of:=SUM([.B7]*[.I7])" office:value-type="currency" office:currency="USD" office:value="7.5" calcext:value-type="currency">
            <text:p>$7.50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k Resistor</text:p>
          </table:table-cell>
          <table:table-cell table:number-columns-repeated="2"/>
          <table:table-cell office:value-type="string" calcext:value-type="string">
            <text:p>CF18JT1K00CT-ND</text:p>
          </table:table-cell>
          <table:table-cell office:value-type="string" calcext:value-type="string">
            <text:p><text:a xlink:href="https://www.digikey.com/short/p9dcq3" xlink:type="simple">https://www.digikey.com/short/p9dcq3</text:a></text:p>
          </table:table-cell>
          <table:table-cell office:value-type="string" calcext:value-type="string">
            <text:p>$0.10</text:p>
          </table:table-cell>
          <table:table-cell table:formula="of:=SUM([.B8]*[.I8])" office:value-type="currency" office:currency="USD" office:value="0.1" calcext:value-type="currency">
            <text:p>$0.10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0k Resistor</text:p>
          </table:table-cell>
          <table:table-cell table:number-columns-repeated="2"/>
          <table:table-cell office:value-type="string" calcext:value-type="string">
            <text:p>CF18JT100KCT-ND</text:p>
          </table:table-cell>
          <table:table-cell office:value-type="string" calcext:value-type="string">
            <text:p><text:a xlink:href="https://www.digikey.com/short/p9dcqn" xlink:type="simple">https://www.digikey.com/short/p9dcqn</text:a></text:p>
          </table:table-cell>
          <table:table-cell office:value-type="string" calcext:value-type="string">
            <text:p>$0.10</text:p>
          </table:table-cell>
          <table:table-cell table:formula="of:=SUM([.B9]*[.I9])" office:value-type="currency" office:currency="USD" office:value="0.1" calcext:value-type="currency">
            <text:p>$0.10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DPDT Switch, EG2207</text:p>
          </table:table-cell>
          <table:table-cell table:number-columns-repeated="2"/>
          <table:table-cell office:value-type="string" calcext:value-type="string">
            <text:p>EG1940-ND</text:p>
          </table:table-cell>
          <table:table-cell table:style-name="Default" office:value-type="string" calcext:value-type="string">
            <text:p><text:a xlink:href="https://www.digikey.com/short/pb880n" xlink:type="simple">https://www.digikey.com/short/pb880n</text:a></text:p>
          </table:table-cell>
          <table:table-cell office:value-type="string" calcext:value-type="string">
            <text:p>$0.84</text:p>
          </table:table-cell>
          <table:table-cell table:formula="of:=SUM([.B10]*[.I10])" office:value-type="currency" office:currency="USD" office:value="0.84" calcext:value-type="currency">
            <text:p>$0.84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293D Motor Driver IC</text:p>
          </table:table-cell>
          <table:table-cell table:number-columns-repeated="2"/>
          <table:table-cell office:value-type="string" calcext:value-type="string">
            <text:p>497-2936-5-ND</text:p>
          </table:table-cell>
          <table:table-cell office:value-type="string" calcext:value-type="string">
            <text:p><text:a xlink:href="https://www.digikey.com/short/p9039w" xlink:type="simple">https://www.digikey.com/short/p9039w</text:a></text:p>
          </table:table-cell>
          <table:table-cell office:value-type="string" calcext:value-type="string">
            <text:p>$3.91</text:p>
          </table:table-cell>
          <table:table-cell table:formula="of:=SUM([.B11]*[.I11])" office:value-type="currency" office:currency="USD" office:value="3.91" calcext:value-type="currency">
            <text:p>$3.91</text:p>
          </table:table-cell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P4056 Charger Module</text:p>
          </table:table-cell>
          <table:table-cell/>
          <table:table-cell office:value-type="string" calcext:value-type="string">
            <text:p>B071RG4YWM</text:p>
          </table:table-cell>
          <table:table-cell/>
          <table:table-cell table:style-name="Default" office:value-type="string" calcext:value-type="string">
            <text:p><text:a xlink:href="https://amzn.com/B071RG4YWM" xlink:type="simple">https://amzn.com/B071RG4YWM</text:a></text:p>
          </table:table-cell>
          <table:table-cell office:value-type="string" calcext:value-type="string">
            <text:p>$0.939</text:p>
          </table:table-cell>
          <table:table-cell table:formula="of:=SUM([.B12]*[.I12])" office:value-type="currency" office:currency="USD" office:value="0.939" calcext:value-type="currency">
            <text:p>$0.94</text:p>
          </table:table-cell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-80836CNY-B2-U Voltage Detector</text:p>
          </table:table-cell>
          <table:table-cell table:number-columns-repeated="2"/>
          <table:table-cell office:value-type="string" calcext:value-type="string">
            <text:p>1662-1815-ND</text:p>
          </table:table-cell>
          <table:table-cell office:value-type="string" calcext:value-type="string">
            <text:p><text:a xlink:href="https://www.digikey.com/short/p9dcjj" xlink:type="simple">https://www.digikey.com/short/p9dcjj</text:a></text:p>
          </table:table-cell>
          <table:table-cell office:value-type="string" calcext:value-type="string">
            <text:p>$0.80</text:p>
          </table:table-cell>
          <table:table-cell table:formula="of:=SUM([.B13]*[.I13])" office:value-type="currency" office:currency="USD" office:value="0.8" calcext:value-type="currency">
            <text:p>$0.80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74HC123D IC</text:p>
          </table:table-cell>
          <table:table-cell table:number-columns-repeated="2"/>
          <table:table-cell office:value-type="string" calcext:value-type="string">
            <text:p>TC74HC123APNEWF-ND</text:p>
          </table:table-cell>
          <table:table-cell office:value-type="string" calcext:value-type="string">
            <text:p><text:a xlink:href="https://www.digikey.com/short/p9dcjd" xlink:type="simple">https://www.digikey.com/short/p9dcjd</text:a></text:p>
          </table:table-cell>
          <table:table-cell office:value-type="string" calcext:value-type="string">
            <text:p>$0.62</text:p>
          </table:table-cell>
          <table:table-cell table:formula="of:=SUM([.B14]*[.I14])" office:value-type="currency" office:currency="USD" office:value="0.62" calcext:value-type="currency">
            <text:p>$0.62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PU-6050 Accelerometer</text:p>
          </table:table-cell>
          <table:table-cell/>
          <table:table-cell office:value-type="string" calcext:value-type="string">
            <text:p>B00LP25V1A</text:p>
          </table:table-cell>
          <table:table-cell/>
          <table:table-cell table:style-name="Default" office:value-type="string" calcext:value-type="string">
            <text:p><text:a xlink:href="https://amzn.com/B00LP25V1A" xlink:type="simple">https://amzn.com/B00LP25V1A</text:a></text:p>
          </table:table-cell>
          <table:table-cell office:value-type="string" calcext:value-type="string">
            <text:p>$3.00</text:p>
          </table:table-cell>
          <table:table-cell table:formula="of:=SUM([.B15]*[.I15])" office:value-type="currency" office:currency="USD" office:value="3" calcext:value-type="currency">
            <text:p>$3.00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18650 Battery</text:p>
          </table:table-cell>
          <table:table-cell table:style-name="ce2" table:number-columns-repeated="3"/>
          <table:table-cell office:value-type="string" calcext:value-type="string">
            <text:p><text:a xlink:href="https://liionwholesale.com/collections/batteries/products/protected-lg-f1l-3350mah-li-ion-18650-button-top-battery?variant=29045994449" xlink:type="simple">https://liionwholesale.com/collections/batteries/products/protected-lg-f1l-3350mah-li-ion-18650-button-top-battery?variant=29045994449</text:a></text:p>
          </table:table-cell>
          <table:table-cell table:style-name="ce6" office:value-type="string" calcext:value-type="string">
            <text:p>$6.50</text:p>
          </table:table-cell>
          <table:table-cell table:formula="of:=SUM([.B16]*[.I16])" office:value-type="currency" office:currency="USD" office:value="6.5" calcext:value-type="currency">
            <text:p>$6.50</text:p>
          </table:table-cell>
          <table:table-cell table:number-columns-repeated="101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Rear Wheel</text:p>
          </table:table-cell>
          <table:table-cell table:style-name="ce2"/>
          <table:table-cell table:style-name="ce2" office:value-type="string" calcext:value-type="string">
            <text:p>B00YCE9MIQ</text:p>
          </table:table-cell>
          <table:table-cell table:style-name="ce2"/>
          <table:table-cell office:value-type="string" calcext:value-type="string">
            <text:p><text:a xlink:href="https://amzn.com/B00YCE9MIQ" xlink:type="simple">https://amzn.com/B00YCE9MIQ</text:a></text:p>
          </table:table-cell>
          <table:table-cell table:style-name="ce6" office:value-type="string" calcext:value-type="string">
            <text:p>$3.79</text:p>
          </table:table-cell>
          <table:table-cell table:formula="of:=SUM([.B17]*[.I17])" office:value-type="currency" office:currency="USD" office:value="3.79" calcext:value-type="currency">
            <text:p>$3.79</text:p>
          </table:table-cell>
          <table:table-cell table:number-columns-repeated="101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8-32 1.5” Screw</text:p>
          </table:table-cell>
          <table:table-cell table:style-name="ce2" office:value-type="string" calcext:value-type="string">
            <text:p>90272A203</text:p>
          </table:table-cell>
          <table:table-cell table:style-name="ce2" table:number-columns-repeated="2"/>
          <table:table-cell office:value-type="string" calcext:value-type="string">
            <text:p><text:a xlink:href="https://www.mcmaster.com/90272A203" xlink:type="simple">https://www.mcmaster.com/90272A203</text:a></text:p>
          </table:table-cell>
          <table:table-cell table:style-name="ce6" office:value-type="string" calcext:value-type="string">
            <text:p>$0.06</text:p>
          </table:table-cell>
          <table:table-cell table:formula="of:=SUM([.B18]*[.I18])" office:value-type="currency" office:currency="USD" office:value="0.12" calcext:value-type="currency">
            <text:p>$0.12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8-32 Standoff</text:p>
          </table:table-cell>
          <table:table-cell table:style-name="ce2" office:value-type="string" calcext:value-type="string">
            <text:p>91780A309</text:p>
          </table:table-cell>
          <table:table-cell table:style-name="ce2" table:number-columns-repeated="2"/>
          <table:table-cell office:value-type="string" calcext:value-type="string">
            <text:p><text:a xlink:href="https://www.mcmaster.com/91780A309" xlink:type="simple">https://www.mcmaster.com/91780A309</text:a></text:p>
          </table:table-cell>
          <table:table-cell table:style-name="ce6" office:value-type="string" calcext:value-type="string">
            <text:p>$0.37</text:p>
          </table:table-cell>
          <table:table-cell table:formula="of:=SUM([.B19]*[.I19])" office:value-type="currency" office:currency="USD" office:value="0.74" calcext:value-type="currency">
            <text:p>$0.74</text:p>
          </table:table-cell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8-32 Nut</text:p>
          </table:table-cell>
          <table:table-cell table:style-name="ce2" office:value-type="string" calcext:value-type="string">
            <text:p>90480A009</text:p>
          </table:table-cell>
          <table:table-cell table:style-name="ce2" table:number-columns-repeated="2"/>
          <table:table-cell office:value-type="string" calcext:value-type="string">
            <text:p><text:a xlink:href="https://www.mcmaster.com/90480A009" xlink:type="simple">https://www.mcmaster.com/90480A009</text:a></text:p>
          </table:table-cell>
          <table:table-cell table:style-name="ce6" office:value-type="string" calcext:value-type="string">
            <text:p>$0.02</text:p>
          </table:table-cell>
          <table:table-cell table:formula="of:=SUM([.B20]*[.I20])" office:value-type="currency" office:currency="USD" office:value="0.04" calcext:value-type="currency">
            <text:p>$0.04</text:p>
          </table:table-cell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Zipties</text:p>
          </table:table-cell>
          <table:table-cell table:style-name="ce2"/>
          <table:table-cell table:style-name="ce2" office:value-type="string" calcext:value-type="string">
            <text:p>B075S183BS</text:p>
          </table:table-cell>
          <table:table-cell table:style-name="ce2"/>
          <table:table-cell office:value-type="string" calcext:value-type="string">
            <text:p><text:a xlink:href="https://amzn.com/B075S183BS" xlink:type="simple">https://amzn.com/B075S183BS</text:a></text:p>
          </table:table-cell>
          <table:table-cell table:style-name="ce6" office:value-type="string" calcext:value-type="string">
            <text:p>$0.05</text:p>
          </table:table-cell>
          <table:table-cell table:formula="of:=SUM([.B21]*[.I21])" office:value-type="currency" office:currency="USD" office:value="0.2" calcext:value-type="currency">
            <text:p>$0.20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DIP16 Socket (optional)</text:p>
          </table:table-cell>
          <table:table-cell table:style-name="ce2" table:number-columns-repeated="2"/>
          <table:table-cell table:style-name="ce2" office:value-type="string" calcext:value-type="string">
            <text:p>ED3046-5-ND</text:p>
          </table:table-cell>
          <table:table-cell office:value-type="string" calcext:value-type="string">
            <text:p><text:a xlink:href="https://www.digikey.com/short/p9dc7d" xlink:type="simple">https://www.digikey.com/short/p9dc7d</text:a></text:p>
          </table:table-cell>
          <table:table-cell table:style-name="ce7" office:value-type="currency" office:currency="USD" office:value="0.19" calcext:value-type="currency">
            <text:p>$0.19</text:p>
          </table:table-cell>
          <table:table-cell table:formula="of:=SUM([.B22]*[.I22])" office:value-type="currency" office:currency="USD" office:value="0.38" calcext:value-type="currency">
            <text:p>$0.38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Custom PCB</text:p>
          </table:table-cell>
          <table:table-cell table:style-name="ce2" table:number-columns-repeated="3"/>
          <table:table-cell office:value-type="string" calcext:value-type="string">
            <text:p><text:a xlink:href="https://jlcpcb.com/quote" xlink:type="simple">https://jlcpcb.com/quote</text:a></text:p>
          </table:table-cell>
          <table:table-cell table:style-name="ce8" office:value-type="currency" office:currency="USD" office:value="2" calcext:value-type="currency">
            <text:p>$2.00</text:p>
          </table:table-cell>
          <table:table-cell table:formula="of:=SUM([.B23]*[.I23])" office:value-type="currency" office:currency="USD" office:value="2" calcext:value-type="currency">
            <text:p>$2.00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x15 Female Header (optional)</text:p>
          </table:table-cell>
          <table:table-cell table:number-columns-repeated="2"/>
          <table:table-cell office:value-type="string" calcext:value-type="string">
            <text:p>S7013-ND</text:p>
          </table:table-cell>
          <table:table-cell table:style-name="Default" office:value-type="string" calcext:value-type="string">
            <text:p><text:a xlink:href="https://www.digikey.com/short/pbfhv3" xlink:type="simple">https://www.digikey.com/short/pbfhv3</text:a></text:p>
          </table:table-cell>
          <table:table-cell table:style-name="ce9" office:value-type="currency" office:currency="USD" office:value="0.86" calcext:value-type="currency">
            <text:p>$0.86</text:p>
          </table:table-cell>
          <table:table-cell table:formula="of:=SUM([.B24]*[.I24])" office:value-type="currency" office:currency="USD" office:value="1.72" calcext:value-type="currency">
            <text:p>$1.72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3"/>
          <table:table-cell table:style-name="ce3" office:value-type="string" calcext:value-type="string">
            <text:p>TOTAL COST:</text:p>
          </table:table-cell>
          <table:table-cell table:number-columns-repeated="3"/>
          <table:table-cell table:style-name="Default" table:number-columns-repeated="2"/>
          <table:table-cell table:formula="of:=SUM([.J2:.J25])" office:value-type="currency" office:currency="USD" office:value="38.8488" calcext:value-type="currency">
            <text:p>$38.85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17:57:23.668039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31T18:00:49.887988449</dc:date>
    <meta:editing-duration>PT26M4S</meta:editing-duration>
    <meta:editing-cycles>11</meta:editing-cycles>
    <meta:generator>LibreOffice/6.2.5.2$Linux_X86_64 LibreOffice_project/20$Build-2</meta:generator>
    <meta:document-statistic meta:table-count="1" meta:cell-count="194" meta:object-count="0"/>
  </office:meta>
</office:document-meta>
</file>